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'Helvetica Neue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84f59" style:font-name="Liberation Serif" fo:font-size="9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484f59" style:font-name="Arial" fo:font-size="9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3"/>
      <text:p text:style-name="P3">Esempio slider: <text:a xlink:type="simple" xlink:href="https://www.glistockisti.it/" text:style-name="Internet_20_link" text:visited-style-name="Visited_20_Internet_20_Link">https://www.glistockisti.it/</text:a></text:p>
      <text:p text:style-name="P3"/>
      <text:p text:style-name="P3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3"/>
      <text:p text:style-name="P3">Per le immagini delle icone: <text:a xlink:type="simple" xlink:href="https://www.iconfinder.com/" text:style-name="Internet_20_link" text:visited-style-name="Visited_20_Internet_20_Link">https://www.iconfinder.com/</text:a></text:p>
      <text:p text:style-name="P3"/>
      <text:p text:style-name="P3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3"/>
      <text:p text:style-name="P3">Responsive Web Design: <text:a xlink:type="simple" xlink:href="http://www.html.it/pag/32824/contenuti-e-breakpoint/" text:style-name="Internet_20_link" text:visited-style-name="Visited_20_Internet_20_Link">http://www.html.it/pag/32824/contenuti-e-breakpoint/</text:a></text:p>
      <text:p text:style-name="P3"><text:a xlink:type="simple" xlink:href="http://www.yourinspirationweb.com/2012/11/08/come-progettare-un-layout-web-responsive-con-le-media-queries/" text:style-name="Internet_20_link" text:visited-style-name="Visited_20_Internet_20_Link">http://www.yourinspirationweb.com/2012/11/08/come-progettare-un-layout-web-responsive-con-le-media-queries/</text:a></text:p>
      <text:p text:style-name="P3"><text:a xlink:type="simple" xlink:href="http://www.webhouseit.com/come-trasformare-un-layout-fisso-in-layout-responsive/" text:style-name="Internet_20_link" text:visited-style-name="Visited_20_Internet_20_Link">http://www.webhouseit.com/come-trasformare-un-layout-fisso-in-layout-responsive/</text:a></text:p>
      <text:p text:style-name="P3"><text:a xlink:type="simple" xlink:href="http://mediaqueriestest.com/" text:style-name="Internet_20_link" text:visited-style-name="Visited_20_Internet_20_Link">http://mediaqueriestest.com/</text:a></text:p>
      <text:p text:style-name="P3"/>
      <text:p text:style-name="P3">Menù drawer: <text:a xlink:type="simple" xlink:href="http://www.designcouch.com/home/why/2014/04/23/pure-css-drawer-menu/" text:style-name="Internet_20_link" text:visited-style-name="Visited_20_Internet_20_Link">http://www.designcouch.com/home/why/2014/04/23/pure-css-drawer-menu/</text:a></text:p>
      <text:p text:style-name="P3"/>
      <text:p text:style-name="P3"/>
      <text:p text:style-name="P3"/>
      <text:p text:style-name="P3"/>
      <text:p text:style-name="P3">Come collegarsi con ssh usando filezilla:</text:p>
      <text:p text:style-name="P3"/>
      <text:p text:style-name="P3">1) Da terminale dare il seguente comando:</text:p>
      <text:p text:style-name="P3">ssh <text:s/>-L30080:tecnologie-web.studenti.math.unipd.it:80 -L30022:tecnologie-web.studenti.math.unipd.it:22 <text:a xlink:type="simple" xlink:href="mailto:TUONOMELAB@paolotti.studenti.math.unipd.it" text:style-name="Internet_20_link" text:visited-style-name="Visited_20_Internet_20_Link">TUONOMELAB@paolotti.studenti.math.unipd.it</text:a></text:p>
      <text:p text:style-name="P3"/>
      <text:p text:style-name="P3">2) Aprire FileZilla, andare su File &gt; Gestore Siti &gt; Nuovo sito ed inserire i seguenti dati:</text:p>
      <text:p text:style-name="P3"/>
      <text:p text:style-name="P3">Host: localhost</text:p>
      <text:p text:style-name="P3">Protocollo: SFTP</text:p>
      <text:p text:style-name="P3">Porta: 30022</text:p>
      <text:p text:style-name="P3">Tipo Accesso: richiedi password</text:p>
      <text:p text:style-name="P3">Utente: TUONOMELAB</text:p>
      <text:p text:style-name="P3"/>
      <text:p text:style-name="P4"><text:span text:style-name="T1">3) Una volta collegati, con filezilla potete inserire i file nelle cartelle di tecweb e provare il sito aprendo il browser e mettendo come URL: </text:span><text:a xlink:type="simple" xlink:href="http://localhost:30080/tecweb/~nomeutente/" text:style-name="Internet_20_link" text:visited-style-name="Visited_20_Internet_20_Link"><text:span text:style-name="T2">http://localhost:30080/tecweb/~nomeutente/</text:span></text:a></text:p>
      <text:p text:style-name="P5"/>
      <text:p text:style-name="P6"/>
      <text:p text:style-name="P6">Configurare gli script perl e il sito:</text:p>
      <text:p text:style-name="P6"/>
      <text:p text:style-name="P6">1) <text:s/>Una volta collegati con FileZilla, nel riquadro a destra (server remoto) fare clic destro sulla cartella cgi-bin e selezionare “Attributi file...”, dopodichè mettere 750 come valore numerico dei permessi e mettere la spunta su “Includi sottocartelle”, selezionando la voce “Applica a tutti i file e <text:soft-page-break/>cartelle”; fare lo stesso per la cartella public_html.</text:p>
      <text:p text:style-name="P6"/>
      <text:p text:style-name="P6">2) I file vengono organizzati in questo modo:</text:p>
      <text:p text:style-name="P6"/>
      <text:p text:style-name="P6">- Dentro la cartella data ci vanno: *.xml e *.xsd</text:p>
      <text:p text:style-name="P6">- Dentro la cartella cgi-bin ci vanno: *.cgi</text:p>
      <text:p text:style-name="P6">- Dentro la cartella public_html ci va tutto il resto: *.js, *.html, *.css e images.</text:p>
      <text:p text:style-name="P6"/>
      <text:p text:style-name="P6">3) In fase di esecuzione del sito la cartella cgi-bin viene montata dentro la cartella public_html (tecweb/public_html/cgi-bin/), quindi occorre modellare tutti i path tenendo considerazione di ciò:</text:p>
      <text:p text:style-name="P6"/>
      <text:p text:style-name="P6">- Nel file *.html che si vuole riferire a un file *.cgi, bisogna mettere “cgi-bin/nomescript.cgi”</text:p>
      <text:list xml:id="list8132670632254844115" text:style-name="L1">
        <text:list-item>
          <text:p text:style-name="P8">Nel file *.cgi, nel caso si voglia aprire o eseguire altre operazioni su file bisogna riferirsi al path “../public_html/nomefile.html”, ma nel caso in cui il file .cgi stampa e diventa un file html bisogna fare riferimento a “../nomefile.css”.</text:p>
        </text:list-item>
        <text:list-item>
          <text:p text:style-name="P8"/>
        </text:list-item>
      </text:list>
      <text:p text:style-name="P6"/>
      <text:p text:style-name="P6"><text:s/>ssh abari@tecnologie-web.studenti.math.unipd.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'Helvetica Neue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o </meta:initial-creator>
    <meta:creation-date>2015-11-30T23:26:58.876305399</meta:creation-date>
    <dc:date>2016-03-03T11:13:45.25</dc:date>
    <meta:editing-duration>PT50M56S</meta:editing-duration>
    <meta:editing-cycles>19</meta:editing-cycles>
    <meta:generator>OpenOffice/4.1.2$Win32 OpenOffice.org_project/412m3$Build-9782</meta:generator>
    <meta:document-statistic meta:table-count="0" meta:image-count="0" meta:object-count="0" meta:page-count="2" meta:paragraph-count="33" meta:word-count="297" meta:character-count="2612"/>
  </office:meta>
</office:document-meta>
</file>